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style:min-row-height="0.7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3733a" officeooo:paragraph-rsid="0003733a"/>
    </style:style>
    <style:style style:name="T1" style:family="text">
      <style:text-properties officeooo:rsid="000c5d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llision Domain and Broadcast Domain in Computer Network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hub is a multiple-port repeater</text:p>
          </table:table-cell>
          <table:table-cell table:style-name="Table1.A1" office:value-type="string">
            <text:p text:style-name="Table_20_Contents">switch is a multiple-port bridge </text:p>
          </table:table-cell>
        </table:table-row>
        <table:table-row table:style-name="TableLine94104575603312">
          <table:table-cell table:style-name="Table1.A1" office:value-type="string">
            <text:p text:style-name="Table_20_Contents"><text:span text:style-name="Strong_20_Emphasis">Collision Domain</text:span></text:p>
          </table:table-cell>
          <table:table-cell table:style-name="Table1.A1" office:value-type="string">
            <text:p text:style-name="Table_20_Contents"><text:span text:style-name="Strong_20_Emphasis">Broadcast Domain</text:span></text:p>
          </table:table-cell>
        </table:table-row>
        <table:table-row table:style-name="TableLine94104575603312">
          <table:table-cell table:style-name="Table1.A1" office:value-type="string">
            <text:p text:style-name="Table_20_Contents">in a situation where two devices send out their messages simultaneously, a collision will occur leading them to wait and re-transmit their messages</text:p>
            <text:p text:style-name="Table_20_Contents"/>
            <text:p text:style-name="Table_20_Contents">it happens only in the case of a half-duplex mode.</text:p>
          </table:table-cell>
          <table:table-cell table:style-name="Table1.A1" office:value-type="string">
            <text:p text:style-name="Table_20_Contents">A Broadcast Domain is a scenario in which when a device sends out a broadcast message, all the devices present in its broadcast domain have to pay attention to it.</text:p>
            <text:p text:style-name="Table_20_Contents"/>
            <text:p text:style-name="Table_20_Contents">This creates a lot of congestion in the network</text:p>
            <text:p text:style-name="Table_20_Contents"/>
            <text:p text:style-name="Table_20_Contents">affects the bandwidth </text:p>
          </table:table-cell>
        </table:table-row>
        <table:table-row table:style-name="TableLine94104575603312">
          <table:table-cell table:style-name="Table1.A1" office:value-type="string">
            <text:p text:style-name="Table_20_Contents">which of our network devices break collision domains, and which of them break broadcast domains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04575603312">
          <table:table-cell table:style-name="Table1.A1" office:value-type="string">
            <text:p text:style-name="Table_20_Contents"><text:span text:style-name="Strong_20_Emphasis">HUB</text:span></text:p>
          </table:table-cell>
          <table:table-cell table:style-name="Table1.A1" office:value-type="string">
            <text:p text:style-name="Table_20_Contents"><text:span text:style-name="T1">H</text:span>ubs do not segment a network</text:p>
            <text:p text:style-name="Table_20_Contents"/>
            <text:p text:style-name="Table_20_Contents">hub is neither a collision domain separator nor a broadcast domain separator</text:p>
            <text:p text:style-name="Table_20_Contents"/>
            <text:p text:style-name="Table_20_Contents">All the devices connected to a hub are in a single collision and single broadcast domain.</text:p>
          </table:table-cell>
        </table:table-row>
        <table:table-row table:style-name="TableLine94104575603312">
          <table:table-cell table:style-name="Table1.A1" office:value-type="string">
            <text:p text:style-name="Table_20_Contents"><text:span text:style-name="Strong_20_Emphasis">SWITCH</text:span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>Every port on a switch is in a different collision domain</text:p>
            <text:p text:style-name="Table_20_Contents"/>
            <text:p text:style-name="Table_20_Contents">a switch is a collision domain separator</text:p>
            <text:p text:style-name="Table_20_Contents"/>
            <text:p text:style-name="Table_20_Contents">All the ports on the switch are still in a single broadcast domain. If a device sends a broadcast message, it will still cause congestion.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104575603312">
          <table:table-cell table:style-name="Table1.A1" office:value-type="string">
            <text:p text:style-name="Table_20_Contents"><text:span text:style-name="Strong_20_Emphasis">ROUTER</text:span></text:p>
          </table:table-cell>
          <table:table-cell table:style-name="Table1.A1" office:value-type="string">
            <text:p text:style-name="Table_20_Contents">A router not only breaks collision domains but also breaks broadcast domains</text:p>
            <text:p text:style-name="Table_20_Contents"/>
            <text:p text:style-name="Table_20_Contents">A router creates a connection between two networks.</text:p>
            <text:p text:style-name="Table_20_Contents"/>
            <text:p text:style-name="Table_20_Contents">A broadcast message from one network will never reach the other one as the router will never let it pass. </text:p>
          </table:table-cell>
        </table:table-row>
        <table:table-row table:style-name="TableLine941045756033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045756033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41045756033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7:26:29.766373710</meta:creation-date>
    <dc:date>2022-01-11T07:42:19.523240230</dc:date>
    <meta:editing-duration>PT15M39S</meta:editing-duration>
    <meta:editing-cycles>23</meta:editing-cycles>
    <meta:generator>LibreOffice/6.4.7.2$Linux_X86_64 LibreOffice_project/40$Build-2</meta:generator>
    <meta:document-statistic meta:table-count="1" meta:image-count="0" meta:object-count="0" meta:page-count="2" meta:paragraph-count="24" meta:word-count="232" meta:character-count="1356" meta:non-whitespace-character-count="1143"/>
  </office:meta>
</office:document-meta>
</file>